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470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374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5547in"/>
    </style:style>
    <style:style style:name="co10" style:family="table-column">
      <style:table-column-properties fo:break-before="auto" style:column-width="1.206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eene &amp; Greene Medicine Cabinet Bill of Material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i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2" calcext:value-type="float">
            <text:p>0.812</text:p>
          </table:table-cell>
          <table:table-cell office:value-type="float" office:value="7" calcext:value-type="float">
            <text:p>7</text:p>
          </table:table-cell>
          <table:table-cell table:formula="of:=27+3/4" office:value-type="float" office:value="27.75" calcext:value-type="float">
            <text:p>27.7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abinet to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6+5/8" office:value-type="float" office:value="6.625" calcext:value-type="float">
            <text:p>6.6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abinet bot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5+11/16" office:value-type="float" office:value="5.6875" calcext:value-type="float">
            <text:p>5.68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he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5/8" office:value-type="float" office:value="0.625" calcext:value-type="float">
            <text:p>0.625</text:p>
          </table:table-cell>
          <table:table-cell table:formula="of:=5+1/8" office:value-type="float" office:value="5.125" calcext:value-type="float">
            <text:p>5.125</text:p>
          </table:table-cell>
          <table:table-cell table:formula="of:=18+7/16" office:value-type="float" office:value="18.4375" calcext:value-type="float">
            <text:p>18.437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rtical in groove</text:p>
          </table:table-cell>
        </table:table-row>
        <table:table-row table:style-name="ro1">
          <table:table-cell office:value-type="string" calcext:value-type="string">
            <text:p>Back boar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21+3/8" office:value-type="float" office:value="21.375" calcext:value-type="float">
            <text:p>21.37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Poplar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rench cl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18.5" office:value-type="float" office:value="18.5" calcext:value-type="float">
            <text:p>18.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er door sty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2" calcext:value-type="float">
            <text:p>2</text:p>
          </table:table-cell>
          <table:table-cell table:formula="of:=21+1/16" office:value-type="float" office:value="21.0625" calcext:value-type="float">
            <text:p>21.062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Inner door sty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.25" calcext:value-type="float">
            <text:p>1.25</text:p>
          </table:table-cell>
          <table:table-cell table:formula="of:=18+9/16" office:value-type="float" office:value="18.5625" calcext:value-type="float">
            <text:p>18.562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Top door rai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Bottom door rai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Center door pan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6.5" calcext:value-type="float">
            <text:p>6.5</text:p>
          </table:table-cell>
          <table:table-cell table:formula="of:=16+9/16" office:value-type="float" office:value="16.5625" calcext:value-type="float">
            <text:p>16.562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Outer door pane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3.5" calcext:value-type="float">
            <text:p>3.5</text:p>
          </table:table-cell>
          <table:table-cell table:formula="of:=16+9/16" office:value-type="float" office:value="16.5625" calcext:value-type="float">
            <text:p>16.5625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8:45:02.64062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7:45:04.201662000</meta:creation-date>
    <dc:date>2026-01-25T18:47:25.718324500</dc:date>
    <meta:editing-duration>PT14M1S</meta:editing-duration>
    <meta:editing-cycles>3</meta:editing-cycles>
    <meta:generator>LibreOffice/25.8.3.2$Windows_X86_64 LibreOffice_project/8ca8d55c161d602844f5428fa4b58097424e324e</meta:generator>
    <meta:document-statistic meta:table-count="1" meta:cell-count="120" meta:object-count="0"/>
  </office:meta>
</office:document-meta>
</file>